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7940c" officeooo:paragraph-rsid="0007940c" style:font-weight-asian="bold" style:font-weight-complex="bold"/>
    </style:style>
    <style:style style:name="P2" style:family="paragraph" style:parent-style-name="Standard">
      <style:text-properties fo:font-weight="normal" officeooo:rsid="0007940c" officeooo:paragraph-rsid="0007940c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940c" officeooo:paragraph-rsid="0007940c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7940c" officeooo:paragraph-rsid="0007940c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7940c" officeooo:paragraph-rsid="0007940c" style:font-weight-asian="normal" style:font-weight-complex="normal"/>
    </style:style>
    <style:style style:name="P6" style:family="paragraph" style:parent-style-name="Standard" style:list-style-name="L3">
      <style:text-properties style:text-underline-style="solid" style:text-underline-width="auto" style:text-underline-color="font-color" fo:font-weight="normal" officeooo:rsid="0007940c" officeooo:paragraph-rsid="0007940c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9ba42" officeooo:paragraph-rsid="0009ba42" style:font-weight-asian="normal" style:font-weight-complex="normal"/>
    </style:style>
    <style:style style:name="P8" style:family="paragraph" style:parent-style-name="Standard" style:list-style-name="L4">
      <style:text-properties style:text-underline-style="solid" style:text-underline-width="auto" style:text-underline-color="font-color" fo:font-weight="normal" officeooo:rsid="0009ba42" officeooo:paragraph-rsid="0009ba4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a612e" officeooo:paragraph-rsid="000a612e" style:font-weight-asian="normal" style:font-weight-complex="normal"/>
    </style:style>
    <style:style style:name="P10" style:family="paragraph" style:parent-style-name="Standard" style:list-style-name="L5">
      <style:text-properties style:text-underline-style="solid" style:text-underline-width="auto" style:text-underline-color="font-color" fo:font-weight="normal" officeooo:rsid="000a612e" officeooo:paragraph-rsid="000a612e" style:font-weight-asian="normal" style:font-weight-complex="normal"/>
    </style:style>
    <style:style style:name="P11" style:family="paragraph" style:parent-style-name="Standard" style:list-style-name="L6">
      <style:text-properties style:text-underline-style="solid" style:text-underline-width="auto" style:text-underline-color="font-color" fo:font-weight="normal" officeooo:rsid="000a612e" officeooo:paragraph-rsid="000a612e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a612e" officeooo:paragraph-rsid="000a612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e0a50" officeooo:paragraph-rsid="000e0a50" fo:background-color="#ffff00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0e0a50" officeooo:paragraph-rsid="000e0a50" style:font-weight-asian="normal" style:font-weight-complex="normal"/>
    </style:style>
    <style:style style:name="P15" style:family="paragraph" style:parent-style-name="Standard" style:list-style-name="L7">
      <style:text-properties style:text-underline-style="none" fo:font-weight="normal" officeooo:rsid="0010cdbe" officeooo:paragraph-rsid="0010cdbe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10cdbe" officeooo:paragraph-rsid="0010cdbe" style:font-weight-asian="bold" style:font-weight-complex="bold"/>
    </style:style>
    <style:style style:name="P17" style:family="paragraph" style:parent-style-name="Standard" style:list-style-name="L7">
      <style:text-properties style:text-underline-style="none" fo:font-weight="bold" officeooo:rsid="00132b19" officeooo:paragraph-rsid="00132b19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35e35" officeooo:paragraph-rsid="00132b1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a2f2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0d608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4f91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engineering</text:p>
      <text:p text:style-name="P2"/>
      <text:p text:style-name="P2"><text:span text:style-name="T1">requirement</text:span>: it is a statement of a system service or a system constraint.</text:p>
      <text:p text:style-name="P2">It can have different abstract levels, from high level of abstraction to detailed mathematical functional specification.</text:p>
      <text:p text:style-name="P2"/>
      <text:p text:style-name="P2"><text:span text:style-name="T2">Requirement engineering</text:span>: it is a process of establishing:</text:p>
      <text:list xml:id="list1069014988" text:style-name="L1">
        <text:list-item>
          <text:p text:style-name="P3">the services that customer requires from a system</text:p>
        </text:list-item>
        <text:list-item>
          <text:p text:style-name="P3">constraints under which it operates</text:p>
        </text:list-item>
        <text:list-item>
          <text:p text:style-name="P3">constrains under which it is developed</text:p>
        </text:list-item>
      </text:list>
      <text:p text:style-name="P2">it is a iterative and incremental process, the includes:</text:p>
      <text:list xml:id="list2802870628" text:style-name="L2">
        <text:list-item>
          <text:p text:style-name="P4">elicitation(analysis)</text:p>
        </text:list-item>
        <text:list-item>
          <text:p text:style-name="P4">specification</text:p>
        </text:list-item>
        <text:list-item>
          <text:p text:style-name="P4">validation</text:p>
        </text:list-item>
      </text:list>
      <text:p text:style-name="P2">there may be a preliminary feasibility study.</text:p>
      <text:p text:style-name="P2"/>
      <text:p text:style-name="P5">Stakeholders<text:span text:style-name="T3">: they are any person, organization influenced by system and which have an interest in it.</text:span></text:p>
      <text:p text:style-name="P5"><text:span text:style-name="T3"/></text:p>
      <text:p text:style-name="P5"><text:span text:style-name="T3">There are different types:</text:span></text:p>
      <text:list xml:id="list2216626006" text:style-name="L3">
        <text:list-item>
          <text:p text:style-name="P6"><text:span text:style-name="T3">end users</text:span></text:p>
        </text:list-item>
        <text:list-item>
          <text:p text:style-name="P6"><text:span text:style-name="T3">system managers</text:span></text:p>
        </text:list-item>
        <text:list-item>
          <text:p text:style-name="P6"><text:span text:style-name="T3">system owners</text:span></text:p>
        </text:list-item>
        <text:list-item>
          <text:p text:style-name="P6"><text:span text:style-name="T3">external stakeholders</text:span></text:p>
        </text:list-item>
      </text:list>
      <text:p text:style-name="P5"><text:span text:style-name="T3"/></text:p>
      <text:p text:style-name="P7"><text:span text:style-name="T4">there are </text:span><text:span text:style-name="T3">2 important points:</text:span></text:p>
      <text:list xml:id="list4196898088" text:style-name="L4">
        <text:list-item>
          <text:p text:style-name="P8"><text:span text:style-name="T3">we don’t forget what customer needs</text:span></text:p>
        </text:list-item>
        <text:list-item>
          <text:p text:style-name="P8"><text:span text:style-name="T3">we must know that there could be communication interpretation and understanding.</text:span></text:p>
        </text:list-item>
      </text:list>
      <text:p text:style-name="P12"><text:span text:style-name="T3">Customer requirements </text:span><text:span text:style-name="T6">indicate what system have to do and operational constraints.</text:span></text:p>
      <text:list xml:id="list3732952601" text:style-name="L6">
        <text:list-item>
          <text:p text:style-name="P11"><text:span text:style-name="T3">They are specified using natural language and plus diagrams.</text:span></text:p>
        </text:list-item>
        <text:list-item>
          <text:p text:style-name="P11"><text:span text:style-name="T3">They are written by customers.</text:span></text:p>
        </text:list-item>
      </text:list>
      <text:p text:style-name="P9"><text:span text:style-name="T3"/></text:p>
      <text:p text:style-name="P9"><text:span text:style-name="T5">System requirements</text:span><text:span text:style-name="T3"> are a descriptions of the system0s functions, services and their operational constraints.</text:span></text:p>
      <text:list xml:id="list1209648576" text:style-name="L5">
        <text:list-item>
          <text:p text:style-name="P10"><text:span text:style-name="T3">They are detailed in as structured document</text:span></text:p>
        </text:list-item>
        <text:list-item>
          <text:p text:style-name="P10"><text:span text:style-name="T7">T</text:span><text:span text:style-name="T3">hey define what should be implanted and so may be part of a constraint between client and contractor.</text:span></text:p>
        </text:list-item>
      </text:list>
      <text:p text:style-name="P13">DON’T UNDERESTIMATE THIS PART OF PROCESS!!</text:p>
      <text:p text:style-name="P14"/>
      <text:p text:style-name="P16">Functional and non-func<text:span text:style-name="T9">t</text:span>ional requirements</text:p>
      <text:list xml:id="list2391706844" text:style-name="L7">
        <text:list-item>
          <text:p text:style-name="P15"><text:span text:style-name="T1">Functional requirements</text:span> are statements of services the system should provided , how the system should react to particular inputs and how the system should behave in particular situations.</text:p>
        </text:list-item>
        <text:list-item>
          <text:p text:style-name="P15"><text:span text:style-name="T1">Non-functional requirements</text:span> are constraints of the services of functions offered by the system such as timing constrains constraints on development process standards.</text:p>
          <text:list>
            <text:list-item>
              <text:p text:style-name="P17">Domain requirements:<text:span text:style-name="T8"> constraints on the system from the domain of operation</text:span></text:p>
              <text:p text:style-name="P17"><text:span text:style-name="T8">(e.g. laws).</text:span></text:p>
            </text:list-item>
          </text:list>
        </text:list-item>
      </text:list>
      <text:p text:style-name="P1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53:30.333187890</meta:creation-date>
    <meta:generator>LibreOffice/7.3.2.2$Linux_X86_64 LibreOffice_project/30$Build-2</meta:generator>
    <dc:date>2022-05-10T09:41:52.730237507</dc:date>
    <meta:editing-duration>PT37M18S</meta:editing-duration>
    <meta:editing-cycles>13</meta:editing-cycles>
    <meta:document-statistic meta:table-count="0" meta:image-count="0" meta:object-count="0" meta:page-count="1" meta:paragraph-count="33" meta:word-count="284" meta:character-count="1842" meta:non-whitespace-character-count="1611"/>
  </office:meta>
</office:document-meta>
</file>